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draw:shadow="hidden"/>
    </style:style>
    <style:style style:name="gr2" style:family="graphic" style:parent-style-name="objectwithoutfill">
      <style:graphic-properties svg:stroke-color="#000000" draw:fill="none" draw:fill-color="#ffffff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 draw:shadow="hidden"/>
    </style:style>
    <style:style style:name="P1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15cm" svg:y1="0.953cm" svg:x2="0.984cm" svg:y2="19.875cm" svg:d="M1015 953l-31 18922" svg:viewBox="0 0 32 18923">
          <text:p/>
        </draw:connector>
        <draw:connector draw:style-name="gr1" draw:text-style-name="P1" draw:layer="layout" draw:type="line" svg:x1="0.984cm" svg:y1="19.875cm" svg:x2="0.984cm" svg:y2="19.875cm" draw:start-shape="id1" draw:start-glue-point="3" draw:end-shape="id1" draw:end-glue-point="3" svg:d="M984 19875z" svg:viewBox="0 0 1 1">
          <text:p/>
        </draw:connector>
        <draw:connector draw:style-name="gr1" draw:text-style-name="P1" draw:layer="layout" draw:type="line" svg:x1="0.984cm" svg:y1="19.875cm" svg:x2="3.722cm" svg:y2="19.906cm" draw:start-shape="id1" draw:start-glue-point="3" svg:d="M984 19875l2738 31" svg:viewBox="0 0 2739 32">
          <text:p/>
        </draw:connector>
        <draw:connector draw:style-name="gr1" draw:text-style-name="P1" xml:id="id2" draw:id="id2" draw:layer="layout" draw:type="line" svg:x1="28.704cm" svg:y1="0.984cm" svg:x2="28.642cm" svg:y2="19.906cm" svg:d="M28704 984l-62 18922" svg:viewBox="0 0 63 18923">
          <text:p/>
        </draw:connector>
        <draw:connector draw:style-name="gr1" draw:text-style-name="P1" draw:layer="layout" draw:type="line" svg:x1="28.642cm" svg:y1="19.906cm" svg:x2="5.722cm" svg:y2="19.936cm" draw:start-shape="id2" draw:start-glue-point="3" svg:d="M28642 19906l-22920 30" svg:viewBox="0 0 22921 31">
          <text:p/>
        </draw:connector>
        <draw:connector draw:style-name="gr1" draw:text-style-name="P1" draw:layer="layout" draw:type="line" svg:x1="1.015cm" svg:y1="0.953cm" svg:x2="28.704cm" svg:y2="0.984cm" draw:start-shape="id1" draw:start-glue-point="2" draw:end-shape="id2" draw:end-glue-point="2" svg:d="M1015 953l27689 31" svg:viewBox="0 0 27690 32">
          <text:p/>
        </draw:connector>
        <draw:connector draw:style-name="gr2" draw:text-style-name="P1" draw:layer="layout" draw:type="line" svg:x1="3.753cm" svg:y1="21.044cm" svg:x2="3.753cm" svg:y2="17.967cm" svg:d="M3753 21044v-3077" svg:viewBox="0 0 1 3078">
          <text:p/>
        </draw:connector>
        <draw:connector draw:style-name="gr2" draw:text-style-name="P1" draw:layer="layout" draw:type="line" svg:x1="5.784cm" svg:y1="20.921cm" svg:x2="5.784cm" svg:y2="17.967cm" svg:d="M5784 20921v-2954" svg:viewBox="0 0 1 2955">
          <text:p/>
        </draw:connector>
        <draw:frame draw:style-name="gr3" draw:layer="layout" svg:width="2.153cm" svg:height="0.962cm" svg:x="21.3cm" svg:y="3.2cm">
          <draw:text-box>
            <text:p>Rádio</text:p>
          </draw:text-box>
        </draw:frame>
        <draw:connector draw:style-name="gr2" draw:text-style-name="P1" xml:id="id3" draw:id="id3" draw:layer="layout" draw:type="line" svg:x1="21.043cm" svg:y1="2.985cm" svg:x2="21.013cm" svg:y2="4.338cm" svg:d="M21043 2985l-30 1353" svg:viewBox="0 0 31 1354">
          <text:p/>
        </draw:connector>
        <draw:connector draw:style-name="gr2" draw:text-style-name="P1" xml:id="id4" draw:id="id4" draw:layer="layout" draw:type="line" svg:x1="21.013cm" svg:y1="4.338cm" svg:x2="23.781cm" svg:y2="4.369cm" draw:start-shape="id3" draw:start-glue-point="3" svg:d="M21013 4338l2768 31" svg:viewBox="0 0 2769 32">
          <text:p/>
        </draw:connector>
        <draw:connector draw:style-name="gr2" draw:text-style-name="P1" xml:id="id5" draw:id="id5" draw:layer="layout" draw:type="line" svg:x1="23.781cm" svg:y1="4.369cm" svg:x2="23.751cm" svg:y2="3.138cm" draw:start-shape="id4" draw:start-glue-point="3" svg:d="M23781 4369l-30-1231" svg:viewBox="0 0 31 1232">
          <text:p/>
        </draw:connector>
        <draw:connector draw:style-name="gr2" draw:text-style-name="P1" draw:layer="layout" draw:type="line" svg:x1="21.043cm" svg:y1="2.985cm" svg:x2="23.751cm" svg:y2="3.138cm" draw:start-shape="id3" draw:start-glue-point="2" draw:end-shape="id5" draw:end-glue-point="3" svg:d="M21043 2985l2708 153" svg:viewBox="0 0 2709 154">
          <text:p/>
        </draw:connector>
        <draw:connector draw:style-name="gr2" draw:text-style-name="P1" draw:layer="layout" draw:type="line" svg:x1="23.751cm" svg:y1="3.138cm" svg:x2="24.704cm" svg:y2="1.6cm" draw:start-shape="id5" draw:start-glue-point="3" svg:d="M23751 3138l953-1538" svg:viewBox="0 0 954 1539">
          <text:p/>
        </draw:connector>
        <draw:connector draw:style-name="gr2" draw:text-style-name="P1" draw:layer="layout" draw:type="line" svg:x1="21.043cm" svg:y1="2.985cm" svg:x2="20.182cm" svg:y2="1.539cm" draw:start-shape="id3" draw:start-glue-point="2" svg:d="M21043 2985l-861-1446" svg:viewBox="0 0 862 1447">
          <text:p/>
        </draw:connector>
        <draw:frame draw:style-name="gr4" draw:layer="layout" svg:width="5.8cm" svg:height="2.3cm" svg:x="11.2cm" svg:y="7.8cm">
          <draw:text-box>
            <text:p><text:s text:c="2"/><text:span text:style-name="T1">CF</text:span> <text:s/><text:span text:style-name="T2"><text:s/></text:span><text:span text:style-name="T1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28T10:57:09.217796528</meta:creation-date>
    <dc:date>2016-06-28T11:22:35.882388505</dc:date>
    <dc:creator>SD Canto</dc:creator>
    <meta:editing-duration>PT10M</meta:editing-duration>
    <meta:editing-cycles>1</meta:editing-cycles>
    <meta:document-statistic meta:object-count="16"/>
    <meta:generator>LibreOffice/4.2.8.2$Linux_x86 LibreOffice_project/420m0$Build-2</meta:generator>
  </office:meta>
</office:document-meta>
</file>